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f13b" officeooo:paragraph-rsid="0030f13b"/>
    </style:style>
    <style:style style:name="P2" style:family="paragraph" style:parent-style-name="Text_20_body">
      <style:text-properties officeooo:rsid="0030f13b" officeooo:paragraph-rsid="006b6d30"/>
    </style:style>
    <style:style style:name="P3" style:family="paragraph" style:parent-style-name="Text_20_body">
      <style:text-properties officeooo:rsid="00330609" officeooo:paragraph-rsid="0042634d"/>
    </style:style>
    <style:style style:name="P4" style:family="paragraph" style:parent-style-name="Text_20_body">
      <style:text-properties officeooo:rsid="0039a6e0" officeooo:paragraph-rsid="0039a6e0"/>
    </style:style>
    <style:style style:name="P5" style:family="paragraph" style:parent-style-name="Text_20_body">
      <style:text-properties fo:font-weight="bold" officeooo:rsid="005dcd57" officeooo:paragraph-rsid="005dcd57" style:font-weight-asian="bold" style:font-weight-complex="bold"/>
    </style:style>
    <style:style style:name="P6" style:family="paragraph" style:parent-style-name="Text_20_body">
      <style:text-properties officeooo:rsid="006a6628" officeooo:paragraph-rsid="006a6628"/>
    </style:style>
    <style:style style:name="P7" style:family="paragraph" style:parent-style-name="Text_20_body">
      <style:text-properties fo:color="#c9211e" loext:opacity="100%" officeooo:rsid="006a6628" officeooo:paragraph-rsid="006b6d30"/>
    </style:style>
    <style:style style:name="P8" style:family="paragraph" style:parent-style-name="Text_20_body">
      <style:text-properties fo:color="#c9211e" loext:opacity="100%" officeooo:rsid="006b6d30" officeooo:paragraph-rsid="006b6d30"/>
    </style:style>
    <style:style style:name="P9" style:family="paragraph" style:parent-style-name="Text_20_body">
      <style:text-properties officeooo:paragraph-rsid="006b6d30"/>
    </style:style>
    <style:style style:name="P10" style:family="paragraph" style:parent-style-name="Text_20_body">
      <style:text-properties officeooo:rsid="005f3eac" officeooo:paragraph-rsid="006b6d30"/>
    </style:style>
    <style:style style:name="P11" style:family="paragraph" style:parent-style-name="Text_20_body">
      <style:text-properties officeooo:rsid="005dcd57" officeooo:paragraph-rsid="006b6d30"/>
    </style:style>
    <style:style style:name="P12" style:family="paragraph" style:parent-style-name="Text_20_body">
      <style:text-properties style:use-window-font-color="true" loext:opacity="0%" officeooo:rsid="006b6d30" officeooo:paragraph-rsid="006bb2f9"/>
    </style:style>
    <style:style style:name="P13" style:family="paragraph" style:parent-style-name="Standard">
      <style:text-properties fo:color="#009688" loext:opacity="100%" officeooo:paragraph-rsid="0069b942"/>
    </style:style>
    <style:style style:name="P14" style:family="paragraph" style:parent-style-name="Standard">
      <style:text-properties officeooo:rsid="0069b942" officeooo:paragraph-rsid="0069b942"/>
    </style:style>
    <style:style style:name="P15" style:family="paragraph" style:parent-style-name="Standard">
      <style:text-properties officeooo:paragraph-rsid="0069b942"/>
    </style:style>
    <style:style style:name="P16" style:family="paragraph" style:parent-style-name="Standard">
      <style:text-properties fo:font-weight="bold" officeooo:rsid="005dcd57" officeooo:paragraph-rsid="0069b942" style:font-weight-asian="bold" style:font-weight-complex="bold"/>
    </style:style>
    <style:style style:name="P17" style:family="paragraph" style:parent-style-name="Heading_20_3">
      <style:text-properties officeooo:paragraph-rsid="002f419b"/>
    </style:style>
    <style:style style:name="P18" style:family="paragraph" style:parent-style-name="Heading_20_3">
      <style:text-properties style:font-name="Liberation Sans" fo:font-size="11.8999996185303pt" fo:font-weight="bold" officeooo:rsid="00540d96" officeooo:paragraph-rsid="006d5ab0" style:font-name-asian="DejaVu Sans" style:font-size-asian="11.8999996185303pt" style:font-weight-asian="bold" style:font-name-complex="FreeSans" style:font-size-complex="11.8999996185303pt" style:font-weight-complex="bold"/>
    </style:style>
    <style:style style:name="P19" style:family="paragraph" style:parent-style-name="Heading_20_5">
      <style:text-properties officeooo:paragraph-rsid="0057aa43"/>
    </style:style>
    <style:style style:name="P20" style:family="paragraph" style:parent-style-name="Heading_20_5">
      <style:text-properties officeooo:paragraph-rsid="0064ec2a"/>
    </style:style>
    <style:style style:name="P21" style:family="paragraph" style:parent-style-name="Heading_20_5">
      <style:text-properties officeooo:paragraph-rsid="0069b942"/>
    </style:style>
    <style:style style:name="P22" style:family="paragraph" style:parent-style-name="Standard" style:list-style-name="L2"/>
    <style:style style:name="P23" style:family="paragraph" style:parent-style-name="Standard" style:list-style-name="L3">
      <style:text-properties officeooo:paragraph-rsid="001c9d1c"/>
    </style:style>
    <style:style style:name="P24" style:family="paragraph" style:parent-style-name="Standard" style:list-style-name="L3">
      <style:text-properties officeooo:rsid="001c9d1c" officeooo:paragraph-rsid="001c9d1c"/>
    </style:style>
    <style:style style:name="P25" style:family="paragraph" style:parent-style-name="Text_20_body" style:list-style-name="L1">
      <style:text-properties officeooo:rsid="002f419b" officeooo:paragraph-rsid="002f419b"/>
    </style:style>
    <style:style style:name="P26" style:family="paragraph" style:parent-style-name="Text_20_body" style:list-style-name="L2">
      <style:text-properties officeooo:paragraph-rsid="002db6d7"/>
    </style:style>
    <style:style style:name="P27" style:family="paragraph" style:parent-style-name="Text_20_body" style:list-style-name="L4">
      <style:text-properties officeooo:rsid="00219761" officeooo:paragraph-rsid="00219761"/>
    </style:style>
    <style:style style:name="P28" style:family="paragraph" style:parent-style-name="Text_20_body" style:list-style-name="L4">
      <style:text-properties officeooo:rsid="002d4139" officeooo:paragraph-rsid="002d4139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officeooo:rsid="001c9d1c" officeooo:paragraph-rsid="001c9d1c"/>
    </style:style>
    <style:style style:name="P31" style:family="paragraph" style:parent-style-name="Text_20_body">
      <style:text-properties officeooo:rsid="005dcd57" officeooo:paragraph-rsid="005dcd57"/>
    </style:style>
    <style:style style:name="P32" style:family="paragraph" style:parent-style-name="Text_20_body">
      <style:text-properties fo:font-weight="bold" officeooo:rsid="0064ec2a" officeooo:paragraph-rsid="0064ec2a" style:font-weight-asian="bold" style:font-weight-complex="bold"/>
    </style:style>
    <style:style style:name="P33" style:family="paragraph" style:parent-style-name="Text_20_body">
      <style:text-properties fo:font-weight="bold" officeooo:rsid="006b6d30" officeooo:paragraph-rsid="006b6d30" style:font-weight-asian="bold" style:font-weight-complex="bold"/>
    </style:style>
    <style:style style:name="P34" style:family="paragraph" style:parent-style-name="Text_20_body">
      <style:text-properties officeooo:rsid="006d5ab0" officeooo:paragraph-rsid="006d5ab0"/>
    </style:style>
    <style:style style:name="P35" style:family="paragraph" style:parent-style-name="Text_20_body" style:list-style-name="L8">
      <style:text-properties officeooo:rsid="006d5ab0" officeooo:paragraph-rsid="006d5ab0"/>
    </style:style>
    <style:style style:name="P36" style:family="paragraph" style:parent-style-name="Text_20_body">
      <style:text-properties fo:color="#c9211e" loext:opacity="100%" officeooo:rsid="006b6d30" officeooo:paragraph-rsid="006d5ab0"/>
    </style:style>
    <style:style style:name="P37" style:family="paragraph" style:parent-style-name="Text_20_body">
      <style:text-properties fo:color="#c9211e" loext:opacity="100%" fo:font-weight="bold" officeooo:rsid="006d5ab0" officeooo:paragraph-rsid="006d5ab0" style:font-weight-asian="bold" style:font-weight-complex="bold"/>
    </style:style>
    <style:style style:name="P38" style:family="paragraph" style:parent-style-name="Text_20_body">
      <style:text-properties fo:color="#c9211e" loext:opacity="100%" fo:font-weight="bold" officeooo:rsid="006ec011" officeooo:paragraph-rsid="006ec011" style:font-weight-asian="bold" style:font-weight-complex="bold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af6c" style:font-weight-asian="bold" style:font-weight-complex="bold"/>
    </style:style>
    <style:style style:name="T5" style:family="text">
      <style:text-properties fo:font-weight="bold" officeooo:rsid="002790d7" style:font-weight-asian="bold" style:font-weight-complex="bold"/>
    </style:style>
    <style:style style:name="T6" style:family="text">
      <style:text-properties fo:font-weight="bold" officeooo:rsid="0034ce6d" style:font-weight-asian="bold" style:font-weight-complex="bold"/>
    </style:style>
    <style:style style:name="T7" style:family="text">
      <style:text-properties fo:font-weight="bold" officeooo:rsid="0045d8b0" style:font-weight-asian="bold" style:font-weight-complex="bold"/>
    </style:style>
    <style:style style:name="T8" style:family="text">
      <style:text-properties fo:font-weight="bold" officeooo:rsid="0064ec2a" style:font-weight-asian="bold" style:font-weight-complex="bold"/>
    </style:style>
    <style:style style:name="T9" style:family="text">
      <style:text-properties fo:font-weight="normal" officeooo:rsid="0060b297" style:font-weight-asian="normal" style:font-weight-complex="normal"/>
    </style:style>
    <style:style style:name="T10" style:family="text">
      <style:text-properties officeooo:rsid="002db6d7"/>
    </style:style>
    <style:style style:name="T11" style:family="text">
      <style:text-properties officeooo:rsid="002f419b"/>
    </style:style>
    <style:style style:name="T12" style:family="text">
      <style:text-properties style:font-name="Liberation Sans" fo:font-size="14.1000003814697pt" fo:font-weight="bold" style:font-name-asian="DejaVu Sans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2f419b" style:font-name-asian="DejaVu Sans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4e0a07" style:font-name-asian="DejaVu Sans" style:font-size-asian="14.1000003814697pt" style:font-weight-asian="bold" style:font-name-complex="FreeSans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5009ce" style:font-name-asian="DejaVu Sans" style:font-size-asian="14.1000003814697pt" style:font-weight-asian="bold" style:font-name-complex="FreeSans" style:font-size-complex="14.1000003814697pt" style:font-weight-complex="bold"/>
    </style:style>
    <style:style style:name="T16" style:family="text">
      <style:text-properties style:font-name="Liberation Sans" fo:font-size="11.8999996185303pt" fo:font-weight="bold" officeooo:rsid="0050773f" style:font-name-asian="DejaVu Sans" style:font-size-asian="11.8999996185303pt" style:font-weight-asian="bold" style:font-name-complex="FreeSans" style:font-size-complex="11.8999996185303pt" style:font-weight-complex="bold"/>
    </style:style>
    <style:style style:name="T17" style:family="text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officeooo:rsid="0034ce6d"/>
    </style:style>
    <style:style style:name="T19" style:family="text">
      <style:text-properties officeooo:rsid="0036629f"/>
    </style:style>
    <style:style style:name="T20" style:family="text">
      <style:text-properties officeooo:rsid="0036eb17"/>
    </style:style>
    <style:style style:name="T21" style:family="text">
      <style:text-properties officeooo:rsid="0038b7a2"/>
    </style:style>
    <style:style style:name="T22" style:family="text">
      <style:text-properties officeooo:rsid="003e2ed9"/>
    </style:style>
    <style:style style:name="T23" style:family="text">
      <style:text-properties officeooo:rsid="00400563"/>
    </style:style>
    <style:style style:name="T24" style:family="text">
      <style:text-properties officeooo:rsid="0051f6d4"/>
    </style:style>
    <style:style style:name="T25" style:family="text">
      <style:text-properties officeooo:rsid="0054e680"/>
    </style:style>
    <style:style style:name="T26" style:family="text">
      <style:text-properties fo:color="#e91e63" loext:opacity="100%"/>
    </style:style>
    <style:style style:name="T27" style:family="text">
      <style:text-properties officeooo:rsid="0064a702"/>
    </style:style>
    <style:style style:name="T28" style:family="text">
      <style:text-properties officeooo:rsid="013cd760"/>
    </style:style>
    <style:style style:name="T29" style:family="text">
      <style:text-properties officeooo:rsid="00a40c98"/>
    </style:style>
    <style:style style:name="T30" style:family="text">
      <style:text-properties officeooo:rsid="006b6d30"/>
    </style:style>
    <style:style style:name="T31" style:family="text">
      <style:text-properties fo:color="#c9211e" loext:opacity="100%" fo:font-weight="bold" officeooo:rsid="006b6d30" style:font-weight-asian="bold" style:font-weight-complex="bold"/>
    </style:style>
    <style:style style:name="T32" style:family="text">
      <style:text-properties fo:color="#c9211e" loext:opacity="100%" officeooo:rsid="00400563"/>
    </style:style>
    <style:style style:name="T33" style:family="text">
      <style:text-properties officeooo:rsid="006bb2f9"/>
    </style:style>
    <style:style style:name="T34" style:family="text">
      <style:text-properties officeooo:rsid="006d5ab0"/>
    </style:style>
    <style:style style:name="T35" style:family="text">
      <style:text-properties fo:font-size="14.1000003814697pt" officeooo:rsid="004e0a07" style:font-size-asian="14.1000003814697pt" style:font-size-complex="14.1000003814697pt"/>
    </style:style>
    <style:style style:name="T36" style:family="text">
      <style:text-properties fo:font-size="14.1000003814697pt" officeooo:rsid="005009ce" style:font-size-asian="14.1000003814697pt" style:font-size-complex="14.100000381469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5"/>
      <text:h text:style-name="P18" text:outline-level="3">Notas de la versión 2023 0<text:span text:style-name="T35">5 </text:span><text:span text:style-name="T36">18</text:span></text:h>
      <text:p text:style-name="P34"><text:span text:style-name="T15">e</text:span><text:span text:style-name="T12">scfribe archivo CERMA con el nombre del archivo acabado en .xml</text:span></text:p>
      <text:h text:style-name="Heading_20_3" text:outline-level="3"/>
      <text:h text:style-name="Heading_20_3" text:outline-level="3"><text:bookmark-start text:name="__DdeLink__418_2168031957"/>Notas de la versión 2023 0<text:span text:style-name="T14">5 </text:span><text:span text:style-name="T15">18</text:span><text:bookmark-end text:name="__DdeLink__418_2168031957"/></text:h>
      <text:list xml:id="list1869681328" text:style-name="L1">
        <text:list-item>
          <text:p text:style-name="P25">primeras visualizaciones de elementos geométricos desde gb.xml</text:p>
        </text:list-item>
        <text:list-item>
          <text:p text:style-name="P25">visorCerma muestra en debug la matriz completa del archivo leido.</text:p>
        </text:list-item>
        <text:list-item>
          <text:p text:style-name="P25">selector de archivos del servidor compatible con dispositivos móviles</text:p>
        </text:list-item>
      </text:list>
      <text:list xml:id="list815720896" text:style-name="L2">
        <text:list-header>
          <text:p text:style-name="P26">Anteriores</text:p>
        </text:list-header>
        <text:list-item>
          <text:p text:style-name="P22">ya lee datos desde IFC de roof y slab</text:p>
        </text:list-item>
        <text:list-item>
          <text:p text:style-name="P22">se ha incluido últimos .ifc <text:span text:style-name="T1">enviados por Jordi. <text:s/>versión V7 <text:s/>(de momento no tienen asociado su correspondiente gb.xml). Están tanto en gitHub como en el google drive compartido.</text:span></text:p>
        </text:list-item>
      </text:list>
      <text:list xml:id="list2650730052" text:style-name="L3">
        <text:list-item>
          <text:p text:style-name="P23"><text:span text:style-name="T1">lee el archivo gbxml. Se puede visualizar desde el depurador (Object final</text:span><text:span text:style-name="T2">)</text:span></text:p>
        </text:list-item>
        <text:list-item>
          <text:p text:style-name="P24">Se han incluido los ultimos .ifc <text:bookmark-start text:name="__DdeLink__291_2269824616"/>enviados por Jordi <text:span text:style-name="T10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24">Ya lee las propiedades asociadas al archivo .ifc <text:s/>(para visualizarlas hay que activar el depurador del navegador)</text:p>
        </text:list-item>
      </text:list>
      <text:h text:style-name="Heading_20_3" text:outline-level="3"><text:bookmark-start text:name="__DdeLink__168_487888858"/><text:bookmark-start text:name="__DdeLink__171_487888858"/>Bugs<text:bookmark-end text:name="__DdeLink__168_487888858"/></text:h>
      <text:list xml:id="list937811893" text:style-name="L4">
        <text:list-item>
          <text:p text:style-name="P27"><text:bookmark-end text:name="__DdeLink__171_487888858"/>(Lluis) colores de los ejes no son los estandar.</text:p>
        </text:list-item>
      </text:list>
      <text:h text:style-name="P17" text:outline-level="3"><text:bookmark-start text:name="__DdeLink__168_4878888581"/><text:span text:style-name="T12">Bugs</text:span><text:bookmark-end text:name="__DdeLink__168_4878888581"/><text:span text:style-name="T12"> </text:span><text:span text:style-name="T13">resueltos</text:span></text:h>
      <text:list xml:id="list61848376289681" text:continue-numbering="true" text:style-name="L4">
        <text:list-item>
          <text:p text:style-name="P28">(Mel) falta hacer responsive para móviles la lista de archivos del servidor</text:p>
        </text:list-item>
      </text:list>
      <text:h text:style-name="Heading_20_3" text:outline-level="3"><text:bookmark-start text:name="__DdeLink__6776_1584413598"/><text:bookmark-start text:name="__DdeLink__98_1679150221"/>paraHacer</text:h>
      <text:p text:style-name="P36">plantilla Hulc. <text:span text:style-name="T34">Al final utilizaremos la pilotvalencia5.ctehexml de 15feb2023 modificada por Ana para añadir ptes térmicos.</text:span></text:p>
      <text:p text:style-name="P37">incorporar plantilla HULC. </text:p>
      <text:p text:style-name="P37">Modificar la plantilla HULC (como texto)</text:p>
      <text:p text:style-name="P38">David. Implementará entorno de trabajo con servidor web.</text:p>
      <text:p text:style-name="P34">archivo CERMA:</text:p>
      <text:list xml:id="list2365677655" text:style-name="L8">
        <text:list-item>
          <text:p text:style-name="P35">- Poner codificación de caracteres especiales.</text:p>
        </text:list-item>
        <text:list-item>
          <text:p text:style-name="P35">- a la fecha le falta un tag de abrir y cerrar</text:p>
        </text:list-item>
        <text:list-item>
          <text:p text:style-name="P35">- espacios salen unos de mas y otros de menos</text:p>
        </text:list-item>
      </text:list>
      <text:p text:style-name="P8"/>
      <text:p text:style-name="P7"><text:bookmark text:name="__DdeLink__390_3343213323"/>la visualización de gbxml unos objetos salen y otros no.</text:p>
      <text:p text:style-name="P6"><text:soft-page-break/>coordenadas: en gbxml z hacia arriba, en webGL z hacia adelante !!</text:p>
      <text:p text:style-name="P1"><text:span text:style-name="T22">El archivo Cerma que tenemos se ha generado con cubierta plana</text:span>. <text:span text:style-name="T22">Necesitamos con cubierta inclinada para estudiar como introducir los datos</text:span>. <text:span text:style-name="T7">Albert <text:s/></text:span><text:span text:style-name="T31">¿¿??</text:span></text:p>
      <text:p text:style-name="P3"><text:span text:style-name="T23">Los</text:span> modelo de gbXml <text:span text:style-name="T23">que tenemos son</text:span> complicado estan divididos los elementos <text:span text:style-name="T19">y separados </text:span><text:span text:style-name="T20">por espacios vacíos</text:span>. Tendremos que generar un IFC &gt;<text:span text:style-name="T20">gbXml</text:span> simplificado. <text:s/><text:span text:style-name="T18"><text:s/></text:span><text:span text:style-name="T20">Con un solo espacio interior. Con huecos. </text:span><text:span text:style-name="T21">Atención modelo analítico </text:span><text:span text:style-name="T30">Analitics Spaces</text:span><text:span text:style-name="T21">. </text:span><text:bookmark-start text:name="__DdeLink__2845_3232755644"/><text:span text:style-name="T6">Jordi</text:span><text:bookmark-end text:name="__DdeLink__2845_3232755644"/><text:span text:style-name="T6">, Albert.</text:span></text:p>
      <text:p text:style-name="P4"><text:span text:style-name="T23">Nuestra imipApp lee los datos </text:span><text:span text:style-name="T32">IFC y gbXml </text:span><text:span text:style-name="T23">pero no encontramos la forma de</text:span><text:span text:style-name="T32"> relacionar los codigos</text:span><text:span text:style-name="T23"> que asigna a cada elemente en uno y otro caso. </text:span>Los códigos de los elementos <text:span text:style-name="T23">en </text:span>el archivos (gb)XML <text:span text:style-name="T23">tienen formato </text:span>aimNUMERO <text:span text:style-name="T23">que no aparece en los archivos IFC</text:span></text:p>
      <text:p text:style-name="Text_20_body">Albert hara un gbxml nuevo con sus parámetros que funcionaron.</text:p>
      <text:list xml:id="list2778588944" text:style-name="L5">
        <text:list-item>
          <text:p text:style-name="P30">leer las propiedades geometricas y de orientación desde el archivo (gb).xml. <text:span text:style-name="T5">Quim </text:span><text:span text:style-name="T9">(se veía algo y lo desconectamos ¿como va?</text:span></text:p>
        </text:list-item>
        <text:list-item>
          <text:p text:style-name="P30">leer las propiedades desde gb xml para compararlas con las adquiridas desde .ifc. <text:span text:style-name="T5">Quim</text:span></text:p>
        </text:list-item>
        <text:list-item>
          <text:p text:style-name="P30">formatear la salida para que salga por el archivo <text:span text:style-name="T11">CERMA</text:span> <text:span text:style-name="T11">y HULC</text:span>. <text:bookmark-start text:name="__DdeLink__2841_3232755644"/><text:span text:style-name="T4">Francesc</text:span><text:bookmark-end text:name="__DdeLink__2841_3232755644"/><text:span text:style-name="T4">, Quim</text:span></text:p>
        </text:list-item>
        <text:list-item>
          <text:p text:style-name="P29">visualización grafica del archivo gbxml<text:bookmark-end text:name="__DdeLink__98_1679150221"/>. Quim</text:p>
        </text:list-item>
        <text:list-item>
          <text:p text:style-name="P29">elaborar archivo (gb)xml de Portugal. <text:bookmark-start text:name="__DdeLink__2843_3232755644"/>Albert<text:bookmark-end text:name="__DdeLink__2843_3232755644"/><text:bookmark-end text:name="__DdeLink__6776_1584413598"/></text:p>
        </text:list-item>
      </text:list>
      <text:p text:style-name="Text_20_body"><text:bookmark-start text:name="__DdeLink__388_3343213323"/>Melchor<text:bookmark-end text:name="__DdeLink__388_3343213323"/>:</text:p>
      <text:p text:style-name="P31">archivo: cerma, gbxml</text:p>
      <text:p text:style-name="Text_20_body"><text:bookmark text:name="2168"/>poner plantilla CERMA nueva de Albert<text:line-break/>poner plantilla HULC V5<text:line-break/><text:bookmark text:name="2167"/>nueva version plugin a IVE<text:line-break/>hablar con Apolline, mejoras en la web <text:span text:style-name="T27">(</text:span>posible manual imipApp adicional<text:span text:style-name="T27">)</text:span></text:p>
      <text:h text:style-name="P20" text:outline-level="5">reunión <text:span text:style-name="T28">5</text:span>-<text:span text:style-name="T28">07</text:span>-202<text:span text:style-name="T28">3</text:span> <text:s/>Salva, Mel, <text:span text:style-name="T29">Quim, </text:span><text:span text:style-name="T4">Francesc,Albert, </text:span><text:span text:style-name="T6">Jordi, </text:span><text:span text:style-name="T8">DavidInfantes</text:span></text:h>
      <text:p text:style-name="P32">david dispone de 12 semana de tiempo en horas</text:p>
      <text:p text:style-name="P33">Diana Creus TFG sobre habilitación energética. Exportacion Revit &gt; gbxml. </text:p>
      <text:h text:style-name="Heading_20_4" text:outline-level="4">yaHecho</text:h>
      <text:p text:style-name="P2">orientación exacta del modelo.<text:span text:style-name="T18"> </text:span><text:span text:style-name="T22">coordenadas</text:span><text:span text:style-name="T18"> </text:span><text:bookmark-start text:name="__DdeLink__738_2604867634"/><text:span text:style-name="T18">39.482610278421646, -0.33770434577679764</text:span><text:bookmark-end text:name="__DdeLink__738_2604867634"/><text:span text:style-name="T18"> </text:span><text:span text:style-name="T22">adjunto captura de pantalla de la ubicación. </text:span><text:span text:style-name="T3">Jordi</text:span>.</text:p>
      <text:p text:style-name="P9">mirar si hay cambios en github (mirar lo que quité para presentación) .<text:span text:style-name="T3">Melchor</text:span>.</text:p>
      <text:p text:style-name="P10">poner boton HULC. <text:span text:style-name="T3">Melchor</text:span>.</text:p>
      <text:p text:style-name="P12">plantilla Cerma VAlencia_V1.xml. Francesc <text:span text:style-name="T33">dice que es la adecuada</text:span></text:p>
      <text:p text:style-name="P11"/>
      <text:h text:style-name="Heading_20_1" text:outline-level="1"><text:soft-page-break/>correos</text:h>
      <text:h text:style-name="Heading_20_4" text:outline-level="4">david Infantes jun 2023.03.03</text:h>
      <text:p text:style-name="P15">Bon dia,</text:p>
      <text:p text:style-name="P15"/>
      <text:p text:style-name="P15">Us adjunto la segona versió del conversor. S'han reprogramat certes parts</text:p>
      <text:p text:style-name="P15">per fer el codi més eficient i amb un mètode únic per a qualsevol tipus</text:p>
      <text:p text:style-name="P15">d'element i geometria.</text:p>
      <text:p text:style-name="P15"/>
      <text:p text:style-name="P15">Novetats del codi: la primera versió <text:s/>funciona per a rectangles i quadrats.</text:p>
      <text:p text:style-name="P15">Aquest codi serveix per a qualsevol geometria plana (triangles, polígons</text:p>
      <text:p text:style-name="P15">irregulars, polígons de n vèrtex, etc) en qualsevol orientació i</text:p>
      <text:p text:style-name="P15">inclinació. Ara tot quadra i no apareixen petits moviments d'elements com a</text:p>
      <text:p text:style-name="P15">la primera versió (eren rotacions de 180 graus en certs casos que feia que</text:p>
      <text:p text:style-name="P15">no estiguessin ben orientats abans de moure'ls).</text:p>
      <text:p text:style-name="P15"/>
      <text:p text:style-name="P15">El codi està comentat i també <text:s/>hi ha un pdf a mode d'apunt per explicar</text:p>
      <text:p text:style-name="P15">breument els processos i els sistemes de coordenades. Veureu que hi ha un</text:p>
      <text:p text:style-name="P15">CTEXML de referència amb algunes geometries incorporades juntament amb</text:p>
      <text:p text:style-name="P15">algunes parts de l'arxiu original.</text:p>
      <text:p text:style-name="P15"/>
      <text:p text:style-name="P15">Ara queda fer la part de transcripció de dades d'un sistema a l'altre. En</text:p>
      <text:p text:style-name="P15">principi no ha de donar problemes, la part complicada d'entendre com</text:p>
      <text:p text:style-name="P15">funciona la geometria a HULC la dono per feta. Les finestres tampoc suposen</text:p>
      <text:p text:style-name="P15">massa problemes.</text:p>
      <text:p text:style-name="P15"/>
      <text:p text:style-name="P15">Ja que HULC es "peculiar" crec que estaria be explicar detalladament com</text:p>
      <text:p text:style-name="P15">funciona el sistema en persona o on-line a qui ho hagi de transcriure a</text:p>
      <text:p text:style-name="P15">JavaScript.</text:p>
      <text:p text:style-name="P15"/>
      <text:p text:style-name="P15">Alguns comentaris del codi i l'arxiu dels apunts està en castellà. Entenc</text:p>
      <text:p text:style-name="P15">que aquest serà l'idioma de publicació però realment no ho se. Si calgués</text:p>
      <text:p text:style-name="P15">ho puc tornar a escriure en català.</text:p>
      <text:p text:style-name="P15"/>
      <text:p text:style-name="P15">Espero que la feina feta us sigui d'utilitat i quedo a la vostra disposició</text:p>
      <text:p text:style-name="P15">per a resoldre qualsevol qüestió.</text:p>
      <text:p text:style-name="P15"/>
      <text:p text:style-name="P15">Salutacions,</text:p>
      <text:p text:style-name="P14">David.</text:p>
      <text:p text:style-name="P5"/>
      <text:h text:style-name="P21" text:outline-level="5"><text:bookmark-start text:name="__DdeLink__311_3526173320"/><text:bookmark-start text:name="__DdeLink__309_3526173320"/>Francesc 23 <text:bookmark-start text:name="__DdeLink__315_3526173320"/><text:span text:style-name="T17">abril</text:span><text:bookmark-end text:name="__DdeLink__315_3526173320"/></text:h>
      <text:p text:style-name="P13"><text:bookmark-end text:name="__DdeLink__309_3526173320"/><text:bookmark-end text:name="__DdeLink__311_3526173320"/>cerma.docx <text:s text:c="2"/>comentarios con código de colores <text:s/>para Quim.</text:p>
      <text:p text:style-name="P13">Por cierto, el XML que tenemos no lo abre la última versión de CERMA (5.11), hasta el punto que se me cuelga. He estado investigando y lo he podido arreglar cambiando el formato de la fecha de "10/2/2023" a "2023-02-10" en el tag &lt;Fecha name="..."/&gt; dentro de &lt;Datos_Generales&gt;.</text:p>
      <text:p text:style-name="P13">Por otra parte, he probado a eliminar un elemento &lt;Hueco&gt; dentro de &lt;Huecos&gt; del XML y parece que no se rompe. No sé si habéis podido hacer alguna prueba de este tipo, ya lo hablaremos.</text:p>
      <text:h text:style-name="P21" text:outline-level="5"><text:bookmark-start text:name="__DdeLink__313_3526173320"/><text:span text:style-name="T16">Jordi</text:span> 23 <text:span text:style-name="T17">abril</text:span></text:h>
      <text:p text:style-name="P15"><text:bookmark-end text:name="__DdeLink__313_3526173320"/>Noves versions:</text:p>
      <text:p text:style-name="P15"><text:soft-page-break/>IMIPplugin\aWeb/</text:p>
      <text:p text:style-name="P15"><text:s text:c="4"/>UPV20230408IFC4V8</text:p>
      <text:p text:style-name="P15"><text:s text:c="4"/>UPV20230408IFC2V8</text:p>
      <text:p text:style-name="P15">Proves Export gbXML/</text:p>
      <text:p text:style-name="P15"><text:s text:c="4"/><text:span text:style-name="T26">UPV20230408V8 Mass.xml</text:span></text:p>
      <text:p text:style-name="P15"><text:s text:c="4"/>UPV20230408V8 MassConstElements.xml</text:p>
      <text:p text:style-name="P15">¿que dice quim?</text:p>
      <text:h text:style-name="P21" text:outline-level="5">Francesc 23 <text:span text:style-name="T17">abril</text:span></text:h>
      <text:p text:style-name="P15">Gràcies Jordi, a mi també em passa el que em vas comentar de que queda la geometria del gbXML desmanegada.</text:p>
      <text:p text:style-name="P15">Per cert, a http://sifaresol.net/imipapp/ sembla que l'IFC no conserva el nord? <text:s/><text:span text:style-name="T24">¿Quim?</text:span></text:p>
      <text:h text:style-name="P21" text:outline-level="5"><text:span text:style-name="T16">Jordi</text:span> 23 <text:span text:style-name="T17">abril</text:span></text:h>
      <text:p text:style-name="P15">revisaré això del <text:span text:style-name="T26">nord</text:span>, ara està orientat aNordi real, que vol dir rotat</text:p>
      <text:p text:style-name="P15">respecte a com venia abans.</text:p>
      <text:h text:style-name="P21" text:outline-level="5">Albert 23 <text:span text:style-name="T17">abril</text:span></text:h>
      <text:p text:style-name="P15">bon dia,</text:p>
      <text:p text:style-name="P15">adjunt envio certi<text:span text:style-name="T25">f</text:span>icata CERMA del pilot de valencia tal com ha demanat el</text:p>
      <text:p text:style-name="P15">Salva (fitxer administracio + pdf)</text:p>
      <text:p text:style-name="P15">he hagut de canviar transmitancies i vidres perque no donava una A ni en</text:p>
      <text:p text:style-name="P16">bro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7-27T06:18:47.197987760</dc:date>
    <meta:editing-duration>PT14H43M3S</meta:editing-duration>
    <meta:editing-cycles>31</meta:editing-cycles>
    <meta:generator>LibreOffice/7.0.4.2$Linux_X86_64 LibreOffice_project/00$Build-2</meta:generator>
    <meta:document-statistic meta:table-count="0" meta:image-count="0" meta:object-count="0" meta:page-count="4" meta:paragraph-count="102" meta:word-count="1019" meta:character-count="6207" meta:non-whitespace-character-count="5277"/>
  </office:meta>
</office:document-meta>
</file>